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DocHeading1">
      <style:text-properties officeooo:paragraph-rsid="0055186e"/>
    </style:style>
    <style:style style:name="P6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7" style:family="paragraph" style:parent-style-name="Text_20_body">
      <style:text-properties officeooo:paragraph-rsid="0055186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5186e"/>
    </style:style>
  </office:automatic-styles>
  <office:body>
    <office:text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6"><text:title>Coordinate Systems</text:title></text:p>
      <text:p text:style-name="P7"><text:span text:style-name="T3">oFreq uses two coordinate systems: <text:s/>A global coordinate system and body coordinate systems. <text:s/>Consult the pages on each system to learn how they are used.</text:span></text:p>
      <text:h text:style-name="DocHeading1" text:outline-level="1"><text:span text:style-name="T3">Global Coordinates</text:span></text:h>
      <text:p text:style-name="P7"><text:span text:style-name="T3">Global coordinate systems are used to record the position of each body and to specify information for the wave environment.</text:span></text:p>
      <text:p text:style-name="P7"><text:span text:style-name="T3">\subpage global_coordinates</text:span></text:p>
      <text:h text:style-name="P5" text:outline-level="1"><text:span text:style-name="T3">Body Coordinates</text:span></text:h>
      <text:p text:style-name="P7"><text:span text:style-name="T3">Each body also has a local coordinate system. <text:s/>This local coordinate system reorients with the body heading.</text:span></text:p>
      <text:p text:style-name="P7"><text:span text:style-name="T3">\subpage body_coordinates</text:span></text:p>
      <text:p text:style-name="P7"><text:span text:style-name="T3"/></text:p>
      <text:h text:style-name="P5" text:outline-level="1"><text:span text:style-name="T3">Vessel Motions</text:span></text:h>
      <text:p text:style-name="P7"><text:span text:style-name="T3">The primary vesel motions are identified in relation to the coordinate systems. <text:s/>This subpage also covers how vessel motions are converted from body coordinate systems to the global coordinate system.</text:span></text:p>
      <text:p text:style-name="P7"><text:span text:style-name="T3">\subpage vessel_motio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30_coordinate_systems.odt</text:file-name></text:span><text:tab/> <text:a xlink:type="simple" xlink:href="http://www.dmsonline.us/"><text:span text:style-name="MT1">www.dmsonline.us</text:span></text:a><text:tab/>Page <text:page-number text:select-page="current">2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3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4T19:31:14</meta:creation-date>
    <meta:editing-cycles>3</meta:editing-cycles>
    <meta:editing-duration>PT2M</meta:editing-duration>
    <dc:description>Different coordinate systems used in oFreq.</dc:description>
    <dc:subject>T04-0030</dc:subject>
    <dc:title>Coordinate Systems</dc:title>
    <dc:date>2014-04-14T19:34:44</dc:date>
    <meta:document-statistic meta:table-count="0" meta:image-count="0" meta:object-count="0" meta:page-count="1" meta:paragraph-count="15" meta:word-count="118" meta:character-count="830" meta:non-whitespace-character-count="718"/>
    <meta:user-defined meta:name="Info 1"/>
    <meta:user-defined meta:name="Info 2"/>
    <meta:user-defined meta:name="Info 3"/>
    <meta:user-defined meta:name="Info 4"/>
  </office:meta>
</office:document-meta>
</file>